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_20_right">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language="en" fo:country="US" officeooo:rsid="000d6025" officeooo:paragraph-rsid="000d6025"/>
    </style:style>
    <style:style style:name="P3" style:family="paragraph" style:parent-style-name="Standard">
      <style:paragraph-properties fo:text-align="justify" style:justify-single-word="false"/>
      <style:text-properties style:font-name="Arial" fo:language="en" fo:country="US" officeooo:rsid="0005ac05" officeooo:paragraph-rsid="00051b77"/>
    </style:style>
    <style:style style:name="P4" style:family="paragraph" style:parent-style-name="Standard">
      <style:paragraph-properties fo:text-align="justify" style:justify-single-word="false"/>
      <style:text-properties style:font-name="Arial" fo:language="en" fo:country="US" officeooo:rsid="0005ac05" officeooo:paragraph-rsid="0005ac05"/>
    </style:style>
    <style:style style:name="P5" style:family="paragraph" style:parent-style-name="Standard">
      <style:paragraph-properties fo:text-align="justify" style:justify-single-word="false"/>
      <style:text-properties style:font-name="Arial" fo:language="en" fo:country="US" officeooo:rsid="0005ac05" officeooo:paragraph-rsid="0010caa5"/>
    </style:style>
    <style:style style:name="P6" style:family="paragraph" style:parent-style-name="Standard">
      <style:paragraph-properties fo:text-align="justify" style:justify-single-word="false"/>
      <style:text-properties style:font-name="Arial" fo:language="en" fo:country="US" officeooo:paragraph-rsid="000f0e4a"/>
    </style:style>
    <style:style style:name="P7" style:family="paragraph" style:parent-style-name="Standard">
      <style:paragraph-properties fo:text-align="justify" style:justify-single-word="false"/>
      <style:text-properties fo:language="en" fo:country="US" officeooo:rsid="0005ac05" officeooo:paragraph-rsid="0005ac05"/>
    </style:style>
    <style:style style:name="P8" style:family="paragraph" style:parent-style-name="Standard">
      <style:paragraph-properties fo:text-align="justify" style:justify-single-word="false"/>
      <style:text-properties fo:language="en" fo:country="US" officeooo:rsid="0005ac05" officeooo:paragraph-rsid="0011607e"/>
    </style:style>
    <style:style style:name="P9" style:family="paragraph" style:parent-style-name="Standard">
      <style:paragraph-properties fo:text-align="justify" style:justify-single-word="false"/>
      <style:text-properties fo:language="en" fo:country="US" officeooo:rsid="00051b77" officeooo:paragraph-rsid="00051b77"/>
    </style:style>
    <style:style style:name="P10" style:family="paragraph" style:parent-style-name="Standard">
      <style:paragraph-properties fo:text-align="justify" style:justify-single-word="false"/>
      <style:text-properties fo:language="en" fo:country="US" officeooo:rsid="000769a6" officeooo:paragraph-rsid="000769a6"/>
    </style:style>
    <style:style style:name="P11" style:family="paragraph" style:parent-style-name="Standard">
      <style:paragraph-properties fo:text-align="justify" style:justify-single-word="false"/>
      <style:text-properties fo:language="en" fo:country="US" officeooo:rsid="000ae219" officeooo:paragraph-rsid="000ae219"/>
    </style:style>
    <style:style style:name="P12" style:family="paragraph" style:parent-style-name="Standard">
      <style:paragraph-properties fo:text-align="justify" style:justify-single-word="false"/>
      <style:text-properties fo:language="en" fo:country="US" officeooo:rsid="00125529" officeooo:paragraph-rsid="00125529"/>
    </style:style>
    <style:style style:name="P13" style:family="paragraph" style:parent-style-name="Standard">
      <style:paragraph-properties fo:text-align="justify" style:justify-single-word="false"/>
      <style:text-properties fo:language="en" fo:country="US" officeooo:rsid="0016cd57" officeooo:paragraph-rsid="0016cd57"/>
    </style:style>
    <style:style style:name="P14" style:family="paragraph" style:parent-style-name="Heading_20_1">
      <style:paragraph-properties fo:text-align="justify" style:justify-single-word="false"/>
      <style:text-properties fo:language="en" fo:country="US"/>
    </style:style>
    <style:style style:name="T1" style:family="text">
      <style:text-properties style:font-name="Arial"/>
    </style:style>
    <style:style style:name="T2" style:family="text">
      <style:text-properties style:font-name="Arial" officeooo:rsid="0010caa5"/>
    </style:style>
    <style:style style:name="T3" style:family="text">
      <style:text-properties style:font-name="Arial" officeooo:rsid="0011607e"/>
    </style:style>
    <style:style style:name="T4" style:family="text">
      <style:text-properties officeooo:rsid="000f0e4a"/>
    </style:style>
    <style:style style:name="T5" style:family="text">
      <style:text-properties officeooo:rsid="0010caa5"/>
    </style:style>
    <style:style style:name="T6" style:family="text">
      <style:text-properties officeooo:rsid="0016cd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 text:c="3"/>Coller page toute fai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 text:outline-level="1"><text:soft-page-break/>Acknowledgements</text:h>
      <text:p text:style-name="P9"/>
      <text:p text:style-name="P2">First of all, we wish to thank <text:span text:style-name="T4">all the people</text:span> <text:span text:style-name="T4">who</text:span> <text:span text:style-name="T4">allowed</text:span> us <text:span text:style-name="T4">to do this internship far from Lille and live this unforgettable experience.</text:span></text:p>
      <text:p text:style-name="P3"/>
      <text:p text:style-name="P6"><text:span text:style-name="T4">We greatly thank Tomas Kazilionis for his advices and for giving us this interesting subject which enable us to discover new tools and learn many knowledge, we would give a special acknowledgements to Mr Stonys and Alytaus Kolegija for their welcoming and kindness.</text:span></text:p>
      <text:p text:style-name="P4"/>
      <text:p text:style-name="P5"><text:span text:style-name="T5">Also we thank Ms Radlinskaitė for making us discover some Lithuanian culture through trips she organized, we really have many good times during those days.</text:span></text:p>
      <text:p text:style-name="P4"/>
      <text:p text:style-name="P8"><text:span text:style-name="T2">Finally, thanks to </text:span><text:span text:style-name="T3">our mentor </text:span><text:span text:style-name="T1">Viktori</text:span><text:span text:style-name="T2">j</text:span><text:span text:style-name="T1">a </text:span><text:span text:style-name="T3">who helped us when we arrived, and to all residents of Alytaus Hostel, thank you for all the discoveries and their precious help all along our internship.</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4" text:outline-level="1"><text:soft-page-break/>Abstract</text:h>
      <text:p text:style-name="P12">When we chose to go for this 3-months Erasmus internship, we wanted to live a rewarding experience while acquiring new knowledge in the IT's field and increasing our english skills. <text:span text:style-name="T6">Now that this stage is completed we believe we have achieved what we wanted.</text:span></text:p>
      <text:p text:style-name="P7"/>
      <text:p text:style-name="P13">During those three months, we have completed a project that was given to us by Tomas Kazilionis, the creator of Public Secret Lt which is a company specialized on web development.</text:p>
      <text:p text:style-name="P7"/>
      <text:p text:style-name="P13">Our project is called “E-Testing System”</text:p>
      <text:p text:style-name="P7"/>
      <text:p text:style-name="P7">ressent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Index</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14" text:outline-level="1">Introduction</text:h>
      <text:p text:style-name="P7"/>
      <text:p text:style-name="P7">This work placement in Alytus is the achievement of our two years of courses in “IUT A of Lille 1”. Perform our internship in another country is a unique opportunity. Our tutor gave us those projects and we were really happy and excited to learn a new language (C#), use new tools. It permitted us to explore several fields using our computer skills acquired during our studies. This report consist in three parts. Firstly we will describe the work place and the two projects. Then we will explain how we build our projects and how they both work. Finally, we will do a review of this internship and see what this two projects brought u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P14" text:outline-level="1">Context of our internship</text:h>
      <text:p text:style-name="P10"/>
      <text:p text:style-name="P10">Erasmu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Lituani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Alytu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lytus Kolegij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h text:style-name="P14" text:outline-level="1">E testing project</text:h>
      <text:p text:style-name="P10"/>
      <text:p text:style-name="P10">Develepement web</text:p>
      <text:p text:style-name="P10"/>
      <text:p text:style-name="P10">PHP</text:p>
      <text:p text:style-name="P10">JAVASCRIPT</text:p>
      <text:p text:style-name="P10">HTML</text:p>
      <text:p text:style-name="P10">CS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Tools</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graphic-properties draw:fill-image-width="0cm" draw:fill-image-height="0cm"/>
      <style:paragraph-properties fo:text-align="end" style:justify-single-word="false" style:page-number="auto" style:shadow="none" text:number-lines="true" text:line-number="0">
        <style:tab-stops>
          <style:tab-stop style:position="8.5cm" style:type="center"/>
          <style:tab-stop style:position="17cm" style:type="right"/>
        </style:tab-stops>
      </style:paragraph-properties>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20:58:57.206464000</meta:creation-date>
    <dc:date>2015-06-06T03:46:50.570336000</dc:date>
    <meta:editing-duration>PT3H8M1S</meta:editing-duration>
    <meta:editing-cycles>10</meta:editing-cycles>
    <meta:generator>LibreOffice/4.4.1.2$MacOSX_X86_64 LibreOffice_project/45e2de17089c24a1fa810c8f975a7171ba4cd432</meta:generator>
    <meta:document-statistic meta:table-count="0" meta:image-count="0" meta:object-count="0" meta:page-count="9" meta:paragraph-count="27" meta:word-count="351" meta:character-count="2062" meta:non-whitespace-character-count="1734"/>
  </office:meta>
</office:document-meta>
</file>